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 5 + 3*[.B3] - 4*[.B4] - [.B3]^2 + [.B3] * [.B4] - [.B4]^2" office:value-type="float" office:value="-13" calcext:value-type="float">
            <text:p>-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3:28:44.202631075</meta:creation-date>
    <dc:date>2017-04-06T23:31:04.128627363</dc:date>
    <meta:editing-duration>PT2M20S</meta:editing-duration>
    <meta:editing-cycles>1</meta:editing-cycles>
    <meta:document-statistic meta:table-count="1" meta:cell-count="5" meta:object-count="0"/>
    <meta:generator>LibreOffice/5.2.2.2$Linux_X86_64 LibreOffice_project/8f96e87c890bf8fa77463cd4b640a2312823f3ad</meta:generator>
  </office:meta>
</office:document-meta>
</file>